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.27cm" svg:x="2.27cm" svg:y="2.205cm">
          <text:p text:style-name="P1">Soccer Simulation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51cm" svg:height="10.16cm" svg:x="2.27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3.97cm" svg:height="1.27cm" svg:x="3.54cm" svg:y="7.35cm">
          <text:p text:style-name="P1">Conn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27cm" svg:x="3.54cm" svg:y="9.89cm">
          <text:p text:style-name="P1">Belief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1cm" svg:height="1.27cm" svg:x="14.335cm" svg:y="9.89cm">
          <text:p text:style-name="P2"><text:span text:style-name="T1">Mo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1.27cm" svg:x="8.62cm" svg:y="9.89cm">
          <text:p text:style-name="P2"><text:span text:style-name="T1">Commun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1.27cm" svg:x="6.08cm" svg:y="12.43cm">
          <text:p text:style-name="P1">Behavi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605cm" svg:height="1.27cm" svg:x="3.54cm" svg:y="14.97cm">
          <text:p text:style-name="P1">Coordinati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27cm" svg:x="10.525cm" svg:y="11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12.43cm" svg:y="11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15.605cm" svg:y="11.1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1.27cm" svg:x="15.605cm" svg:y="8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1.27cm" svg:x="11.795cm" svg:y="8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175cm" svg:x="15.605cm" svg:y="3.5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175cm" svg:x="4.175cm" svg:y="3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1.27cm" svg:x="4.175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4.175cm" svg:y="11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1.27cm" svg:x="8.62cm" svg:y="13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0.635cm" svg:height="1.27cm" svg:x="6.715cm" svg:y="11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" draw:text-style-name="P1" draw:layer="layout" svg:x1="1.635cm" svg:y1="5.045cm" svg:x2="19.415cm" svg:y2="5.045cm">
          <text:p/>
        </draw:line>
        <draw:frame draw:style-name="gr6" draw:layer="layout" svg:width="5.715cm" svg:height="1.52cm" svg:x="8.855cm" svg:y="5.445cm">
          <draw:text-box>
            <text:p>Agent Layer</text:p>
          </draw:text-box>
        </draw:frame>
        <draw:frame draw:style-name="gr6" draw:layer="layout" svg:width="5.715cm" svg:height="1.52cm" svg:x="8.82cm" svg:y="3.775cm">
          <draw:text-box>
            <text:p>Server Lay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the </meta:initial-creator>
    <meta:creation-date>2012-07-27T12:53:23</meta:creation-date>
    <dc:date>2012-08-09T17:28:50</dc:date>
    <dc:creator>Methe </dc:creator>
    <meta:editing-duration>PT16M51S</meta:editing-duration>
    <meta:editing-cycles>3</meta:editing-cycles>
    <meta:generator>LibreOffice/3.5$Linux_X86_64 LibreOffice_project/350m1$Build-2</meta:generator>
    <meta:document-statistic meta:object-count="22"/>
  </office:meta>
</office:document-meta>
</file>